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paragraph-properties>
        <style:tab-stops>
          <style:tab-stop style:type="left" style:position="1.1562in"/>
        </style:tab-stops>
      </style:paragraph-properties>
    </style:style>
    <style:style style:name="P3" style:parent-style-name="Normal" style:family="paragraph">
      <style:paragraph-properties>
        <style:tab-stops>
          <style:tab-stop style:type="left" style:position="1.1562in"/>
        </style:tab-stops>
      </style:paragraph-properties>
    </style:style>
    <style:style style:name="P4" style:parent-style-name="Normal" style:family="paragraph">
      <style:paragraph-properties fo:margin-left="0.5in" fo:text-indent="0.5in">
        <style:tab-stops/>
      </style:paragraph-properties>
    </style:style>
    <style:style style:name="P5" style:parent-style-name="Normal" style:family="paragraph">
      <style:paragraph-properties fo:margin-left="0.5in" fo:text-indent="0.5in">
        <style:tab-stops/>
      </style:paragraph-properties>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style:style style:name="P8" style:parent-style-name="ListParagraph" style:family="paragraph"/>
    <style:style style:name="P9" style:parent-style-name="Normal" style:family="paragraph">
      <style:paragraph-properties fo:break-before="page"/>
    </style:style>
  </office:automatic-styles>
  <office:body>
    <office:text text:use-soft-page-breaks="true">
      <text:h text:style-name="P1" text:outline-level="1">Combat system</text:h>
      <text:h text:style-name="Heading2" text:outline-level="2">Attributes</text:h>
      <text:p text:style-name="Normal">A – Acumen<text:tab/><text:tab/>Athletics</text:p>
      <text:p text:style-name="Normal">B – Brawn<text:tab/><text:tab/>Brain</text:p>
      <text:p text:style-name="Normal">C –<text:s/>Coordination<text:tab/>Control</text:p>
      <text:p text:style-name="Normal">H<text:s/>–<text:s/>health</text:p>
      <text:p text:style-name="P2"/>
      <text:p text:style-name="P3">An innate property of the character.<text:s/>Generally determine how well the character influences the surrounding world.</text:p>
      <text:h text:style-name="Heading2" text:outline-level="2">Stats</text:h>
      <text:p text:style-name="Normal">Shield<text:s/>–<text:s/><text:tab/>determined by equipment</text:p>
      <text:p text:style-name="Normal"><text:tab/><text:tab/>Serves as ablative HP</text:p>
      <text:p text:style-name="P4">Does not benefit from dmg reduction</text:p>
      <text:p text:style-name="P5">(Maybe melee attacks ignore shields? Probs not, but worth considering.)</text:p>
      <text:p text:style-name="Normal">Armour –<text:tab/>determined by equipment</text:p>
      <text:p text:style-name="Normal"><text:tab/><text:tab/>Reduces incoming dmg by rating.</text:p>
      <text:p text:style-name="Normal">Evasion –<text:s/><text:tab/>determined by the same argument as the one used for melee</text:p>
      <text:p text:style-name="Normal"><text:span text:style-name="T6"><text:tab/></text:span><text:span text:style-name="T7"><text:tab/></text:span>That allows for melee characters to close the distance.</text:p>
      <text:p text:style-name="Normal"><text:tab/><text:tab/>If attribute gets reduced, reduce evasion.</text:p>
      <text:p text:style-name="Normal">Action points<text:s/>–<text:s/><text:tab/>determined by the highest attribute</text:p>
      <text:p text:style-name="Normal"><text:tab/><text:tab/>Refresh each turn, spend to perform actions.</text:p>
      <text:p text:style-name="Normal"><text:tab/><text:tab/>If attribute gets reduced, reduce the number of AP gained at the beginning of turn.</text:p>
      <text:p text:style-name="Normal">Vitality –<text:s/><text:tab/>determined by combining health + highest attribute at the beginning of combat.</text:p>
      <text:p text:style-name="Normal"><text:tab/><text:tab/>Does not get reduced if attributes get reduced.</text:p>
      <text:p text:style-name="Normal">Glory –<text:tab/><text:tab/>determined by equipment.</text:p>
      <text:p text:style-name="Normal"><text:tab/><text:tab/>Determines who goes first in combat.<text:s/></text:p>
      <text:p text:style-name="Normal">Character has combat stats, they are determined by gear or derived from the attributes. Generally these describe the character’s resilience.</text:p>
      <text:h text:style-name="Heading1" text:outline-level="1">Design notes:</text:h>
      <text:p text:style-name="Normal">Shields should be easier to obtain than armour. Because only health benefits<text:s/>from<text:s/>armour, weapons can either be good against shields or against health. Weapons that are good against health attack fewer times, in larger dmg packets. Weapons<text:s/><text:s/>that are good against shields attack many times, but generally in smaller packets.</text:p>
      <text:soft-page-break/>
      <text:list text:style-name="LFO3" text:continue-numbering="true">
        <text:list-item>
          <text:p text:style-name="P8">Weapons good against shields have higher raw dpr, but are more penalised by armour.</text:p>
        </text:list-item>
      </text:list>
      <text:p text:style-name="Normal">Because the dmg to health carries over between combats, players are punished for loosing a combat, preventing them from just challenging everyone non-stop waiting for the rng to finally grant them victory.</text:p>
      <text:p text:style-name="Normal">However, it is important to note that vitality, the resource<text:s/>reduced when characters get hit, is created by combining the health and highest attribute, (or maybe some combination of them,) because that way the characters get more mileage out of their armour.</text:p>
      <text:h text:style-name="Heading2" text:outline-level="2">Combat</text:h>
      <text:p text:style-name="Normal">Combatants<text:s/>are sorted according to their glory with ties resolved randomly, and act in order.</text:p>
      <text:p text:style-name="Normal">Characters can spend 1AP to move a tile.</text:p>
      <text:p text:style-name="Normal">Characters can attack. They perform number of Bernoulli trials equal with the attribute associated with the weapon they are using to attack. If the number of successes equals or exceeds the target’s evasion, all weapon’s attacks are resolved against the target. The AP cost of an attack is determined by weapon.</text:p>
      <text:p text:style-name="Normal">Characters might have abilities. They are either stand-alone actions, or modify the stats of weapon’s attack.</text:p>
      <text:p text:style-name="P9"/>
      <text:soft-page-break/>
      <text:h text:style-name="Heading1" text:outline-level="1">Inventory system</text:h>
      <text:p text:style-name="Normal">A simple system with finite number of slots that change character’s stats.</text:p>
      <text:h text:style-name="Heading2" text:outline-level="2">Slots</text:h>
      <text:p text:style-name="Normal">Helmet</text:p>
      <text:p text:style-name="Normal">Armour</text:p>
      <text:p text:style-name="Normal">Weapon</text:p>
      <text:p text:style-name="Normal">Secondary weapon(?)</text:p>
      <text:p text:style-name="Normal">Auxiliary item 1</text:p>
      <text:p text:style-name="Normal">Auxiliary item 2</text:p>
      <text:p text:style-name="Normal">Auxiliary item 3</text:p>
      <text:h text:style-name="Heading1" text:outline-level="1">Abilities</text:h>
      <text:h text:style-name="Heading2" text:outline-level="2">Attack modifying</text:h>
      <text:p text:style-name="Normal">Usually increase attack’s AP cost, and cause a specific debuff or increase dmg or increase the number of attacks the weapon makes.</text:p>
      <text:h text:style-name="Heading2" text:outline-level="2">Giving new actions</text:h>
      <text:p text:style-name="Normal">Usually give a new type of action that causes a potent debuff.</text:p>
      <text:p text:style-name="Normal">The idea is to make them into items that allow to sacrifice actions to make it more likely to hit,<text:s/>(Assuming you are fighting a very evasive opponent.)<text:s/>or to give combat more tactical choic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Zdeněk Plešek</meta:initial-creator>
    <dc:creator>Zdeněk Plešek</dc:creator>
    <meta:creation-date>2022-03-06T16:16:00Z</meta:creation-date>
    <dc:date>2022-03-06T19:09:00Z</dc:date>
    <meta:template xlink:href="Normal.dotm" xlink:type="simple"/>
    <meta:editing-cycles>9</meta:editing-cycles>
    <meta:editing-duration>PT6720S</meta:editing-duration>
    <meta:document-statistic meta:page-count="3" meta:paragraph-count="6" meta:word-count="484" meta:character-count="3238" meta:row-count="23" meta:non-whitespace-character-count="2760"/>
  </office:meta>
</office:document-meta>
</file>